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515cm" draw:marker-end-width="0.515cm" draw:fill="gradient" draw:fill-gradient-name="Deep_20_Blue" draw:textarea-vertical-align="middle" draw:auto-grow-height="false" fo:min-height="5.646cm" fo:min-width="6.8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ffff" draw:marker-start-width="0.5cm" draw:marker-end-width="0.5cm" draw:fill="gradient" draw:fill-gradient-name="Deep_20_Blue" draw:textarea-vertical-align="middle" draw:auto-grow-height="false" fo:min-height="5.467cm" fo:min-width="6.671cm" fo:padding-top="0.175cm" fo:padding-bottom="0.175cm" fo:padding-left="0.3cm" fo:padding-right="0.3cm"/>
    </style:style>
    <style:style style:name="P1" style:family="paragraph">
      <loext:graphic-properties draw:fill="gradient" draw:fill-gradient-name="Deep_20_Blu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329cm" svg:height="5.895cm" svg:x="1.9cm" svg:y="1.2cm">
          <text:p/>
          <draw:enhanced-geometry svg:viewBox="0 0 21600 21600" draw:text-areas="0 0 21600 21600" draw:type="circular-arrow" draw:modifiers="-136.75879547591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7.17cm" svg:height="5.716cm" draw:transform="skewX (0.000174532925199435) rotate (3.10424260759711) translate (9.065cm 7.5cm)">
          <text:p/>
          <draw:enhanced-geometry svg:viewBox="0 0 21600 21600" draw:text-areas="0 0 21600 21600" draw:type="circular-arrow" draw:modifiers="-138.40866060010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14:01:52.011541441</meta:creation-date>
    <dc:date>2017-05-14T14:29:06.535446749</dc:date>
    <meta:editing-duration>PT12M32S</meta:editing-duration>
    <meta:editing-cycles>5</meta:editing-cycles>
    <meta:generator>LibreOffice/5.1.6.2$Linux_X86_64 LibreOffice_project/10m0$Build-2</meta:generator>
    <meta:document-statistic meta:object-count="2"/>
  </office:meta>
</office:document-meta>
</file>